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  <style:text-properties style:font-name="Times New Roman" style:font-name-asian="Times New Roman" style:font-name-complex="Times New Roman" fo:font-size="20pt" style:font-size-asian="20pt" style:font-size-complex="20pt"/>
    </style:style>
    <style:style style:name="P2" style:parent-style-name="Обычный" style:family="paragraph">
      <style:text-properties style:font-name="Times New Roman" style:font-name-asian="Times New Roman" style:font-name-complex="Times New Roman" fo:font-size="20pt" style:font-size-asian="20pt" style:font-size-complex="20pt"/>
    </style:style>
    <style:style style:name="P3" style:parent-style-name="Обычный" style:family="paragraph">
      <style:text-properties style:font-name="Times New Roman" style:font-name-asian="Times New Roman" style:font-name-complex="Times New Roman" fo:font-size="20pt" style:font-size-asian="20pt" style:font-size-complex="20pt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size="20pt" style:font-size-asian="20pt" style:font-size-complex="20pt"/>
    </style:style>
  </office:automatic-styles>
  <office:body>
    <office:text text:use-soft-page-breaks="true">
      <text:p text:style-name="P1">Мой проект - “NEWS”</text:p>
      <text:p text:style-name="P2">Сайт состоит из 2 частей: регистрационное поле и основное поле с новостями</text:p>
      <text:p text:style-name="P3">1)Регистрационное поле обеспечивает попадание на сайт. Можно либо зарегистрироваться, либо войти в аккаунт (если он, конечно, есть). После мы сразу попадаем на сайт, но, если зайти на сайт попозже мы снова окажемся в поле регистрации, но теперь сверху будет наше имя и надпись “Зайти на сайт”. При нажатии на надпись “Зайти на сайт” мы попадаем на основное поле, а при нажатии на наше имя мы просто выходим из аккаунта. Для создания регистрационного поля использовались база данных, библиотеки sqlalchemy и flask, несколько html файлов</text:p>
      <text:p text:style-name="Обычный"><text:span text:style-name="T4">2)Основное поле состоит из логотипа, постов (новостей) и подвала. Сайт выполнен в красных и бирюзовых тонах. Заголовки постов переадресуют нас на сайты с новостями от куда мы и взяли основную информацию. В подвале сайта указана почта создателя. Туда можно писать с жалобами и просьбами с целью улучшить сайт. Для создания основного поля был использован 1 html файл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Гулевский Кирилл</meta:initial-creator>
    <dc:creator>Гулевский Кирилл</dc:creator>
    <meta:creation-date>2021-04-21T13:56:00Z</meta:creation-date>
    <dc:date>2021-04-21T13:56:00Z</dc:date>
    <meta:template xlink:href="Normal.dotm" xlink:type="simple"/>
    <meta:editing-cycles>1</meta:editing-cycles>
    <meta:editing-duration>PT0S</meta:editing-duration>
    <meta:document-statistic meta:page-count="1" meta:paragraph-count="1" meta:word-count="148" meta:character-count="996" meta:row-count="7" meta:non-whitespace-character-count="849"/>
  </office:meta>
</office:document-meta>
</file>